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12.017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wrap-option="wrap" fo:border="0.06pt solid #000000" style:shrink-to-fit="false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4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number-columns-repeated="5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4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number-columns-repeated="6"/>
        </table:table-row>
        <table:table-row table:style-name="ro3">
          <table:table-cell table:style-name="ce4" table:number-columns-repeated="4"/>
          <table:table-cell table:number-columns-repeated="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table:style-name="ce3"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table:style-name="ce3"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table:style-name="ce3"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table:style-name="ce3"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table:style-name="ce3"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table:style-name="ce3"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table:style-name="ce3"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table:style-name="ce3"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table:style-name="ce3"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table:style-name="ce3"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table:style-name="ce3"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5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24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5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5" office:value-type="string" calcext:value-type="string">
            <text:p>11-nov-2016.odt</text:p>
          </table:table-cell>
          <table:table-cell table:style-name="ce21" office:value-type="string" calcext:value-type="string">
            <text:p>ifconfig command</text:p>
          </table:table-cell>
          <table:table-cell table:style-name="ce26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7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7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7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6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table:style-name="ce3"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7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table:style-name="ce3"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table:style-name="ce3"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table:style-name="ce3"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table:style-name="ce3"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table:style-name="ce3"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table:style-name="ce3"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style-name="ce3"/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table:style-name="ce3"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table:style-name="ce3"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table:style-name="ce3"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table:style-name="ce3"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table:style-name="ce3"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table:style-name="ce3"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table:style-name="ce3"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table:style-name="ce3"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table:style-name="ce3"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table:style-name="ce3"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table:style-name="ce3"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 table:style-name="ce3"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table:style-name="ce3"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table:style-name="ce3"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table:style-name="ce3"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8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table:style-name="ce3"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table:style-name="ce3"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table:style-name="ce3"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/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table:style-name="ce3"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table:style-name="ce3"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table:style-name="ce3"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table:style-name="ce3"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table:style-name="ce3"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table:style-name="ce3"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table:style-name="ce3"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table:style-name="ce3"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table:style-name="ce3"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4"/>
          <table:table-cell table:style-name="ce28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8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month name finder using input from user on the basis of key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hashing all functions like equal, extracting using key, clear etc 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factorial of a number taking input from user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8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number is prime or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bonaccci se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verse for loop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star and number patter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ate &amp; time all built in functions like Time.new, Time.year, Time.month etc,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I/O in ruby (create new &amp; open file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methods (sysread(), syswrite(), each_byte, rename, delete etc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uts, gets, putc, print statements in file I/O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ing directory, deleting directory, setting permission to a director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Exception in rub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yntax of excep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vide by zero exception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Ruby</text:p>
          </table:table-cell>
          <table:table-cell table:style-name="ce11" office:value-type="string" calcext:value-type="string">
            <text:p>Rails</text:p>
          </table:table-cell>
          <table:table-cell table:number-columns-repeated="5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9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module</text:p>
          </table:table-cell>
          <table:table-cell table:style-name="ce3" office:value-type="string" calcext:value-type="string">
            <text:p>installed gems library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clude</text:p>
          </table:table-cell>
          <table:table-cell table:style-name="ce3" office:value-type="string" calcext:value-type="string">
            <text:p>bundle instal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quire</text:p>
          </table:table-cell>
          <table:table-cell table:style-name="ce3" office:value-type="string" calcext:value-type="string">
            <text:p>install rail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table:style-name="ce3" office:value-type="string" calcext:value-type="string">
            <text:p>create rails projec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end</text:p>
          </table:table-cell>
          <table:table-cell table:style-name="ce3" office:value-type="string" calcext:value-type="string">
            <text:p>database.ym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cre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ils generate model table nam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fields to table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migr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Rails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30-nov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 migrations using rails generate migration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move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_column datatyp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primary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foreign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name_column nam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objects of cla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nter data in table using object</text:p>
          </table:table-cell>
          <table:table-cell table:number-columns-repeated="6"/>
        </table:table-row>
        <table:table-row table:style-name="ro3">
          <table:table-cell table:style-name="ce12" table:number-columns-repeated="3"/>
          <table:table-cell table:style-name="ce12" office:value-type="string" calcext:value-type="string">
            <text:p>see the rows of the table 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1-dec</text:p>
          </table:table-cell>
          <table:table-cell table:style-name="ce19" office:value-type="string" calcext:value-type="string">
            <text:p>1-dec-2016-rails odt</text:p>
          </table:table-cell>
          <table:table-cell table:style-name="ce12" office:value-type="string" calcext:value-type="string">
            <text:p>update single row single column dat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0" office:value-type="string" calcext:value-type="string">
            <text:p>1-dec-2016-rails_active_records_tutorial.odt</text:p>
          </table:table-cell>
          <table:table-cell table:style-name="ce12" office:value-type="string" calcext:value-type="string">
            <text:p>update sing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sing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move column selling_date from invoic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vert contact-number to st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brand id in mobil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contact_num in buy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ert data in customer_mobile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d manufacturing_date in mob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llback migr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ctive Record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ORM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aming coventions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in rails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2-dec</text:p>
          </table:table-cell>
          <table:table-cell table:style-name="ce8" office:value-type="string" calcext:value-type="string">
            <text:p>2-dec-2016-rails odt</text:p>
          </table:table-cell>
          <table:table-cell table:style-name="ce12" office:value-type="string" calcext:value-type="string">
            <text:p>find record from table using find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ak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rst keyword to extract fir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ast keyword to extract la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 by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er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equalit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ran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sub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ff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nscop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er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nl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ord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wher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ull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ner joi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3-dec</text:p>
          </table:table-cell>
          <table:table-cell table:style-name="ce8" office:value-type="string" calcext:value-type="string">
            <text:p>3-dec-2016-rails_active_records_tutorial.odt</text:p>
          </table:table-cell>
          <table:table-cell office:value-type="string" calcext:value-type="string">
            <text:p>explain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gregate functions: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un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in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ax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xisting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ing_by_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nection.select_al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luck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d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_or_create_by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5-dec</text:p>
          </table:table-cell>
          <table:table-cell table:style-name="ce8" office:value-type="string" calcext:value-type="string">
            <text:p>5-dec-2016-rails tutorial.odt </text:p>
          </table:table-cell>
          <table:table-cell office:value-type="string" calcext:value-type="string">
            <text:p>Validation basics like valid?, blank? Etc.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 calcext:value-type="string">
            <text:p>5-dec-2016-rails controller tutorial.odt</text:p>
          </table:table-cell>
          <table:table-cell office:value-type="string" calcext:value-type="string">
            <text:p>create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ction nam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view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e routes.rb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e styl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ation file update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5-dec</text:p>
          </table:table-cell>
          <table:table-cell table:style-name="ce8" office:value-type="string" calcext:value-type="string">
            <text:p>rails/*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8:54:31.373109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2-06T18:56:11.262139990</dc:date>
    <meta:editing-duration>P5DT9H19M23S</meta:editing-duration>
    <meta:editing-cycles>228</meta:editing-cycles>
    <meta:generator>LibreOffice/4.2.8.2$Linux_x86 LibreOffice_project/420m0$Build-2</meta:generator>
    <meta:document-statistic meta:table-count="1" meta:cell-count="476" meta:object-count="0"/>
  </office:meta>
</office:document-meta>
</file>